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1" style:family="graphic" style:parent-style-name="objectwithoutfill">
      <style:graphic-properties svg:stroke-width="0.3cm" svg:stroke-color="#c0c0c0" svg:stroke-opacity="40%" draw:fill="none" draw:textarea-vertical-align="middle" fo:padding-top="0.275cm" fo:padding-bottom="0.275cm" fo:padding-left="0.4cm" fo:padding-right="0.4cm"/>
    </style:style>
    <style:style style:name="gr72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353cm" fo:min-width="0.421cm" fo:padding-top="0.275cm" fo:padding-bottom="0.275cm" fo:padding-left="0.4cm" fo:padding-right="0.4cm"/>
    </style:style>
    <style:style style:name="gr7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353cm" fo:min-width="0.692cm" fo:padding-top="0.275cm" fo:padding-bottom="0.275cm" fo:padding-left="0.4cm" fo:padding-right="0.4cm"/>
    </style:style>
    <style:style style:name="gr74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353cm" fo:min-width="1.331cm" fo:padding-top="0.275cm" fo:padding-bottom="0.275cm" fo:padding-left="0.4cm" fo:padding-right="0.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186cm"/>
    </style:style>
    <style:style style:name="gr76" style:family="graphic" style:parent-style-name="standard">
      <style:graphic-properties draw:fill-color="#ffffff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9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1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18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Courier New'" style:font-family-generic="modern" style:font-pitch="variable" fo:font-size="10pt" style:font-size-asian="10pt" style:font-size-complex="10pt"/>
    </style:style>
    <style:style style:name="P1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13" style:family="paragraph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P14" style:family="paragraph">
      <style:text-properties fo:font-family="'Courier New'" style:font-family-generic="moder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008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6b2394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ffd32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ffff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font-family="'Courier New'" style:font-family-generic="modern" style:font-pitch="variable" fo:font-size="10pt" style:font-size-asian="10pt" style:font-size-complex="10pt"/>
    </style:style>
    <style:style style:name="T19" style:family="text">
      <style:text-properties fo:font-family="'Courier New'" style:font-family-generic="modern" style:font-pitch="variable" fo:font-size="12pt" style:font-size-asian="12pt" style:font-size-complex="12pt"/>
    </style:style>
    <style:style style:name="T20" style:family="text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T21" style:family="text">
      <style:text-properties fo:font-family="'Courier New'" style:font-family-generic="moder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ori</text:span></text:p>
            <text:p><text:span text:style-name="T14">jal</text:span></text:p>
            <text:p><text:span text:style-name="T15">lui</text:span></text:p>
            <text:p><text:span text:style-name="T16">sll</text:span></text:p>
            <text:p><text:span text:style-name="T17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  <draw:path draw:style-name="gr71" draw:text-style-name="P1" draw:layer="layout" svg:width="1.164cm" svg:height="0cm" svg:x="5.008cm" svg:y="9.512cm" svg:viewBox="0 0 1165 1" svg:d="M0 0c208 0 418 0 626 0 173 0 348 2 522 0h17">
          <text:p/>
        </draw:path>
        <draw:path draw:style-name="gr71" draw:text-style-name="P1" draw:layer="layout" svg:width="5.65cm" svg:height="3.487cm" svg:x="8.469cm" svg:y="9.476cm" svg:viewBox="0 0 5651 3488" svg:d="M0 54c203-18 404 36 608 18 173-15 369-129 522-35 152 94 31 362-17 539-46 170-107 332-105 522 2 192 84 358 105 539 21 180 55 357 69 539 14 180-59 347-69 522-10 178 30 362 0 539-46 272 242 221 382 243 178 28 356-27 539-17 196 11 394 0 592 0 184 0 370 0 556 0 203 0 407 0 609 0 191 0 383 3 574 0 179-3 361 16 539-18 178-35 360 2 539-34h174 34">
          <text:p/>
        </draw:path>
        <draw:path draw:style-name="gr71" draw:text-style-name="P1" draw:layer="layout" svg:width="5.681cm" svg:height="3.334cm" svg:x="9.205cm" svg:y="11.104cm" svg:viewBox="0 0 5682 3335" svg:d="M5489 1852c240 108 106 339 157 522 47 168 41 349 17 522-20 145 76 420-243 399-191-12-372 29-557 35-185 5-371 0-556 0-186 0-372 0-557 0-180 0-360 0-539 0s-360 0-539 0c-185 0-371 0-556 0-192 0-384 0-574 0-186 0-372 0-557 0-180 0-363-33-539 0-183 34-385-88-348-313 31-179 12-363-17-539-28-180-59-359-70-539-11-179-19-362 0-539 19-176 11-348 35-522 26-178 30-359 35-539 7-220 258-296 435-330 183-35 363 42 539 87h174 87">
          <text:p/>
        </draw:path>
        <draw:path draw:style-name="gr71" draw:text-style-name="P1" draw:layer="layout" svg:width="0.816cm" svg:height="0.086cm" svg:x="9.721cm" svg:y="9.426cm" svg:viewBox="0 0 817 87" svg:d="M0 0c179 20 362 26 539 69l174 18h104">
          <text:p/>
        </draw:path>
        <draw:path draw:style-name="gr71" draw:text-style-name="P1" draw:layer="layout" svg:width="0.886cm" svg:height="0.018cm" svg:x="9.651cm" svg:y="10.485cm" svg:viewBox="0 0 887 19" svg:d="M0 19c190-31 382-13 574-17h174 139">
          <text:p/>
        </draw:path>
        <draw:path draw:style-name="gr71" draw:text-style-name="P1" draw:layer="layout" svg:width="1.008cm" svg:height="0.457cm" svg:x="13.929cm" svg:y="9.229cm" svg:viewBox="0 0 1009 458" svg:d="M0 110c190-23 402-183 574-70 137 89-81 457 226 400l174 18h35">
          <text:p/>
        </draw:path>
        <draw:polyline draw:style-name="gr71" draw:text-style-name="P1" draw:layer="layout" svg:width="0.416cm" svg:height="0cm" svg:x="16.225cm" svg:y="9.722cm" svg:viewBox="0 0 417 0" draw:points="0,0 174,0 365,0 417,0">
          <text:p/>
        </draw:polyline>
        <draw:path draw:style-name="gr71" draw:text-style-name="P1" draw:layer="layout" svg:width="2.104cm" svg:height="0.094cm" svg:x="17.285cm" svg:y="9.409cm" svg:viewBox="0 0 2105 95" svg:d="M0 86c208-8 422 35 626-17 185-47 375 2 557-35 181-37 359-23 539-34h174l174 17 35 17">
          <text:p/>
        </draw:path>
        <draw:path draw:style-name="gr71" draw:text-style-name="P1" draw:layer="layout" svg:width="3.46cm" svg:height="0.021cm" svg:x="13.877cm" svg:y="10.517cm" svg:viewBox="0 0 3461 22" svg:d="M0 22c212-40 429-12 643-18 259-7 522 0 783 0 226 0 451 0 678 0 185 0 371 0 557 0 179 0 359-1 539 0h174 87">
          <text:p/>
        </draw:path>
        <draw:path draw:style-name="gr71" draw:text-style-name="P1" draw:layer="layout" svg:width="1.373cm" svg:height="0cm" svg:x="17.981cm" svg:y="11.042cm" svg:viewBox="0 0 1374 1" svg:d="M0 0c191 0 382 0 574 0 202 0 406 2 609 0h191">
          <text:p/>
        </draw:path>
        <draw:path draw:style-name="gr71" draw:text-style-name="P1" draw:layer="layout" svg:width="5.46cm" svg:height="1.484cm" svg:x="20.398cm" svg:y="8.759cm" svg:viewBox="0 0 5461 1485" svg:d="M0 1397c188 74 393 71 592 70 184-2 375 42 556 0 156-36 403 38 417-244 9-187-12-358 0-539 12-182-12-380 105-539 141-192 379-137 574-139 202-2 404 51 608 35 203-17 403 22 609 17 174-4 345 3 522 35 176 32 385-92 539 0 169 101 38 366 0 539-46 208 170 371 365 348 171-20 347 0 522 0h52">
          <text:p/>
        </draw:path>
        <draw:path draw:style-name="gr71" draw:text-style-name="P1" draw:layer="layout" svg:width="18.444cm" svg:height="9.922cm" svg:x="8.694cm" svg:y="10.289cm" svg:viewBox="0 0 18445 9923" svg:d="M17843 24c135-1 445-123 383 191-36 187 10 383 0 574-11 204 26 404 17 609-11 247 12 498 0 747-8 191-43 386 0 574 49 208 78 418 122 626 46 216 62 440 69 661 8 213 19 430 0 644-17 198-74 393-104 591-27 184-43 370-70 556-27 185-49 369-69 557-22 209-45 417-70 626-23 196-14 394-17 591-3 202-6 406 0 609 6 191 1 380 35 574 31 176 3 360 0 539-3 186 59 455-157 539-196 76-418 13-626 17s-418 0-626 0c-180 0-360 0-539 0-250 0-500-3-748 0-209 2-419-14-626 18-219 34-441 14-661 17-197 3-395 0-591 0-204 0-406 0-609 0-232 0-464 0-695 0-226 0-453 0-678 0-231 0-465 0-696 0-226 0-453 0-678 0-191 0-383 0-574 0-227 0-452 0-678 0-192 0-384 4-574 0-256-4-511 26-765 35-197 8-395 0-592 0-186 0-371 0-556 0-186 0-373 6-557 0-238-7-474 1-713-35-194-29-395 0-591 0-180 0-360 0-539 0-203 0-409 32-609 0-217-35-429-30-643-35-202-5-408 14-609 0-203-14-407-26-608-17-214 9-417-57-626-70-197-12-398 32-592 0-121-20-516 225-330-156 90-184 24-411 69-609 54-239-126-409-104-643 21-226-30-458 18-679 47-216 19-429 52-643 32-201 59-403 69-609 10-204 96-410 52-608-43-194-122-380-156-574-33-190-6-384-17-574-11-214-40-428-35-643 6-214 0-430 0-644 0-186 0-371 0-556 0-179-3-361 0-539 3-192 3-382 17-574 15-194 53-457 261-505 184-42 369 74 556 87 172 12 347-1 522 0h174 174 70">
          <text:p/>
        </draw:path>
        <draw:path draw:style-name="gr71" draw:text-style-name="P1" draw:layer="layout" svg:width="0.855cm" svg:height="3.261cm" svg:x="5.352cm" svg:y="9.6cm" svg:viewBox="0 0 856 3262" svg:d="M143 0c-59 232-64 470-87 708-25 255-70 503-52 764 18 252 1 508 0 762 0 207 4 418 69 618 44 131-42 473 244 400 169-43 349 14 522-19h17">
          <text:p/>
        </draw:path>
        <draw:path draw:style-name="gr71" draw:text-style-name="P1" draw:layer="layout" svg:width="6.745cm" svg:height="9.463cm" svg:x="1.285cm" svg:y="8.73cm" svg:viewBox="0 0 6746 9464" svg:d="M5949 4783c191-2 374 70 539 173 230 144 196 414 191 627-4 214-45 434-139 626-113 230-47 439-122 660-73 215-80 451-69 679 11 214 147 392 209 591 58 183 131 365 156 556 25 190 106 435-156 557-169 79-342 142-522 174-172 31-348 15-522 17-196 3-394 0-591 0-191 0-384 0-574 0-198 0-395 0-591 0-186 0-373 0-557 0-192 0-383 0-574 0s-383 0-573 0c-174 0-349 0-522 0-186 0-373 9-557 0-181-9-360-6-539 18-187 25-420-98-348-314 68-201-51-401-34-608 15-185 0-372 0-557 0-196 1-395 0-591 0-190 78-369 87-556 10-213 72-416 87-626 14-186 42-371 34-557-7-174 0-349 0-522 0-208 14-419 0-626-14-203-15-406-17-608-1-185 4-373 0-557-3-192-1-383-17-574s-34-387 0-574c37-203-63-371-87-556-23-190-105-364-105-557 1-198-47-393-34-591 12-174-48-446 208-487h87">
          <text:p/>
        </draw:path>
        <draw:path draw:style-name="gr71" draw:text-style-name="P1" draw:layer="layout" svg:width="0.764cm" svg:height="0cm" svg:x="2.191cm" svg:y="8.99cm" svg:viewBox="0 0 765 1" svg:d="M0 1c173-1 347-1 522 0h191 52">
          <text:p/>
        </draw:path>
        <draw:path draw:style-name="gr71" draw:text-style-name="P1" draw:layer="layout" svg:width="0.799cm" svg:height="0.138cm" svg:x="3.495cm" svg:y="9.443cm" svg:viewBox="0 0 800 139" svg:d="M0 0c154 113 353 133 539 122h174l87 17">
          <text:p/>
        </draw:path>
        <draw:frame draw:style-name="gr72" draw:text-style-name="P2" draw:layer="layout" svg:width="1.221cm" svg:height="0.903cm" svg:x="12.7cm" svg:y="6.197cm">
          <draw:text-box>
            <text:p><text:span text:style-name="T1">= 1</text:span></text:p>
          </draw:text-box>
        </draw:frame>
        <draw:frame draw:style-name="gr73" draw:text-style-name="P2" draw:layer="layout" svg:width="1.492cm" svg:height="0.903cm" svg:x="12.408cm" svg:y="5.597cm">
          <draw:text-box>
            <text:p><text:span text:style-name="T1">= '01'</text:span></text:p>
          </draw:text-box>
        </draw:frame>
        <draw:frame draw:style-name="gr72" draw:text-style-name="P2" draw:layer="layout" svg:width="1.221cm" svg:height="0.903cm" svg:x="12.7cm" svg:y="4.9cm">
          <draw:text-box>
            <text:p><text:span text:style-name="T1">= 1</text:span></text:p>
          </draw:text-box>
        </draw:frame>
        <draw:frame draw:style-name="gr73" draw:text-style-name="P2" draw:layer="layout" svg:width="1.492cm" svg:height="0.903cm" svg:x="8.108cm" svg:y="1.897cm">
          <draw:text-box>
            <text:p><text:span text:style-name="T1">'00' =</text:span></text:p>
          </draw:text-box>
        </draw:frame>
        <draw:frame draw:style-name="gr73" draw:text-style-name="P2" draw:layer="layout" svg:width="1.492cm" svg:height="0.903cm" svg:x="12.708cm" svg:y="4.297cm">
          <draw:text-box>
            <text:p><text:span text:style-name="T1">= '00'</text:span></text:p>
          </draw:text-box>
        </draw:frame>
        <draw:frame draw:style-name="gr74" draw:text-style-name="P2" draw:layer="layout" svg:width="2.131cm" svg:height="0.903cm" svg:x="13.4cm" svg:y="3.697cm">
          <draw:text-box>
            <text:p><text:span text:style-name="T1">= '100000'</text:span></text:p>
          </draw:text-box>
        </draw:frame>
        <draw:frame draw:style-name="gr72" draw:text-style-name="P2" draw:layer="layout" svg:width="1.221cm" svg:height="0.903cm" svg:x="12.4cm" svg:y="3.1cm">
          <draw:text-box>
            <text:p><text:span text:style-name="T1">= 0</text:span></text:p>
          </draw:text-box>
        </draw:frame>
        <draw:frame draw:style-name="gr72" draw:text-style-name="P2" draw:layer="layout" svg:width="1.221cm" svg:height="0.903cm" svg:x="12.879cm" svg:y="2.5cm">
          <draw:text-box>
            <text:p><text:span text:style-name="T1">= 0</text:span></text:p>
          </draw:text-box>
        </draw:frame>
        <draw:frame draw:style-name="gr73" draw:text-style-name="P2" draw:layer="layout" svg:width="1.492cm" svg:height="0.903cm" svg:x="12.908cm" svg:y="1.9cm">
          <draw:text-box>
            <text:p><text:span text:style-name="T1">= '00'</text:span></text:p>
          </draw:text-box>
        </draw:frame>
        <draw:frame draw:style-name="gr75" draw:text-style-name="P11" draw:layer="layout" svg:width="7.686cm" svg:height="0.729cm" svg:x="1.001cm" svg:y="0.1cm">
          <draw:text-box>
            <text:p><text:span text:style-name="T18">indexIntAdr : [rd] = [rs]*4 + [rt]</text:span></text:p>
          </draw:text-box>
        </draw:frame>
        <draw:g>
          <draw:rect draw:style-name="gr76" draw:text-style-name="P12" draw:layer="layout" svg:width="2.5cm" svg:height="0.6cm" svg:x="13.001cm" svg:y="0.2cm">
            <text:p text:style-name="P1"><text:span text:style-name="T19">rs</text:span></text:p>
          </draw:rect>
          <draw:rect draw:style-name="gr76" draw:text-style-name="P12" draw:layer="layout" svg:width="2.5cm" svg:height="0.6cm" svg:x="15.501cm" svg:y="0.2cm">
            <text:p text:style-name="P1"><text:span text:style-name="T19">rt</text:span></text:p>
          </draw:rect>
          <draw:rect draw:style-name="gr76" draw:text-style-name="P12" draw:layer="layout" svg:width="2.5cm" svg:height="0.6cm" svg:x="18.001cm" svg:y="0.2cm">
            <text:p text:style-name="P1"><text:span text:style-name="T19">rd</text:span></text:p>
          </draw:rect>
          <draw:rect draw:style-name="gr76" draw:text-style-name="P12" draw:layer="layout" svg:width="2.5cm" svg:height="0.6cm" svg:x="20.501cm" svg:y="0.2cm">
            <text:p text:style-name="P1"><text:span text:style-name="T19">shamt</text:span></text:p>
          </draw:rect>
          <draw:rect draw:style-name="gr76" draw:text-style-name="P12" draw:layer="layout" svg:width="2.5cm" svg:height="0.6cm" svg:x="23.001cm" svg:y="0.2cm">
            <text:p text:style-name="P1"><text:span text:style-name="T19">funct</text:span></text:p>
          </draw:rect>
          <draw:rect draw:style-name="gr76" draw:text-style-name="P12" draw:layer="layout" svg:width="2.5cm" svg:height="0.6cm" svg:x="10.512cm" svg:y="0.2cm">
            <text:p text:style-name="P1"><text:span text:style-name="T19">opcode</text:span></text:p>
          </draw:rect>
          <draw:frame draw:style-name="gr77" draw:text-style-name="P13" draw:layer="layout" svg:width="0.794cm" svg:height="0.814cm" svg:x="10.265cm" svg:y="0.394cm">
            <draw:text-box>
              <text:p><text:span text:style-name="T20">31</text:span></text:p>
            </draw:text-box>
          </draw:frame>
          <draw:frame draw:style-name="gr77" draw:text-style-name="P13" draw:layer="layout" svg:width="0.794cm" svg:height="0.814cm" svg:x="12.436cm" svg:y="0.394cm">
            <draw:text-box>
              <text:p><text:span text:style-name="T20">26</text:span></text:p>
            </draw:text-box>
          </draw:frame>
          <draw:frame draw:style-name="gr77" draw:text-style-name="P13" draw:layer="layout" svg:width="0.794cm" svg:height="0.814cm" svg:x="12.81cm" svg:y="0.394cm">
            <draw:text-box>
              <text:p><text:span text:style-name="T20">25</text:span></text:p>
            </draw:text-box>
          </draw:frame>
          <draw:frame draw:style-name="gr77" draw:text-style-name="P13" draw:layer="layout" svg:width="0.794cm" svg:height="0.814cm" svg:x="14.935cm" svg:y="0.394cm">
            <draw:text-box>
              <text:p><text:span text:style-name="T20">21</text:span></text:p>
            </draw:text-box>
          </draw:frame>
          <draw:frame draw:style-name="gr77" draw:text-style-name="P13" draw:layer="layout" svg:width="0.794cm" svg:height="0.814cm" svg:x="15.326cm" svg:y="0.394cm">
            <draw:text-box>
              <text:p><text:span text:style-name="T20">20</text:span></text:p>
            </draw:text-box>
          </draw:frame>
          <draw:frame draw:style-name="gr77" draw:text-style-name="P13" draw:layer="layout" svg:width="0.794cm" svg:height="0.814cm" svg:x="17.397cm" svg:y="0.394cm">
            <draw:text-box>
              <text:p><text:span text:style-name="T20">16</text:span></text:p>
            </draw:text-box>
          </draw:frame>
          <draw:frame draw:style-name="gr77" draw:text-style-name="P13" draw:layer="layout" svg:width="0.794cm" svg:height="0.814cm" svg:x="17.799cm" svg:y="0.394cm">
            <draw:text-box>
              <text:p><text:span text:style-name="T20">15</text:span></text:p>
            </draw:text-box>
          </draw:frame>
          <draw:frame draw:style-name="gr77" draw:text-style-name="P13" draw:layer="layout" svg:width="0.794cm" svg:height="0.814cm" svg:x="19.919cm" svg:y="0.394cm">
            <draw:text-box>
              <text:p><text:span text:style-name="T20">11</text:span></text:p>
            </draw:text-box>
          </draw:frame>
          <draw:frame draw:style-name="gr77" draw:text-style-name="P13" draw:layer="layout" svg:width="0.794cm" svg:height="0.814cm" svg:x="20.332cm" svg:y="0.394cm">
            <draw:text-box>
              <text:p><text:span text:style-name="T20">10</text:span></text:p>
            </draw:text-box>
          </draw:frame>
          <draw:frame draw:style-name="gr78" draw:text-style-name="P13" draw:layer="layout" svg:width="0.65cm" svg:height="0.814cm" svg:x="22.541cm" svg:y="0.394cm">
            <draw:text-box>
              <text:p><text:span text:style-name="T20">6</text:span></text:p>
            </draw:text-box>
          </draw:frame>
          <draw:frame draw:style-name="gr78" draw:text-style-name="P13" draw:layer="layout" svg:width="0.65cm" svg:height="0.814cm" svg:x="22.815cm" svg:y="0.394cm">
            <draw:text-box>
              <text:p><text:span text:style-name="T20">5</text:span></text:p>
            </draw:text-box>
          </draw:frame>
          <draw:frame draw:style-name="gr78" draw:text-style-name="P13" draw:layer="layout" svg:width="0.65cm" svg:height="0.814cm" svg:x="25.082cm" svg:y="0.394cm">
            <draw:text-box>
              <text:p><text:span text:style-name="T20">0</text:span></text:p>
            </draw:text-box>
          </draw:frame>
          <draw:frame draw:style-name="gr79" draw:text-style-name="P14" draw:layer="layout" svg:width="1.518cm" svg:height="0.729cm" svg:x="9.148cm" svg:y="0.1cm">
            <draw:text-box>
              <text:p><text:span text:style-name="T21">R'</text:span><text:span text:style-name="T19"> 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35:34</dc:date>
    <dc:creator>Not YourBusiness</dc:creator>
    <meta:editing-duration>PT6H11M56S</meta:editing-duration>
    <meta:editing-cycles>92</meta:editing-cycles>
    <meta:generator>OpenOffice/4.1.5$Unix OpenOffice.org_project/415m1$Build-9789</meta:generator>
    <meta:document-statistic meta:object-count="343"/>
  </office:meta>
</office:document-meta>
</file>